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6A20000018D0000018DB3B6DC61F342ADE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image text:level="1" xlink:href="Pictures/100006A20000018D0000018DB3B6DC61F342ADE9.svg" xlink:type="simple" xlink:show="embed" xlink:actuate="onLoad">
        <style:list-level-properties text:space-before="0.3cm" text:min-label-width="0.9cm" style:vertical-pos="middle" style:vertical-rel="line" fo:width="0.397cm" fo:height="0.39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5:10:38.880078474</meta:creation-date>
    <dc:date>2018-02-22T05:12:03.675113228</dc:date>
    <meta:editing-duration>PT1M25S</meta:editing-duration>
    <meta:editing-cycles>1</meta:editing-cycles>
    <meta:document-statistic meta:object-count="24"/>
    <meta:generator>LibreOffice/5.4.4.2$Linux_X86_64 LibreOffice_project/40$Build-2</meta:generator>
  </office:meta>
</office:document-meta>
</file>